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8f42e" officeooo:paragraph-rsid="0008f42e"/>
    </style:style>
    <style:style style:name="P7" style:family="paragraph" style:parent-style-name="Heading_20_1">
      <style:text-properties officeooo:paragraph-rsid="0008f42e"/>
    </style:style>
    <style:style style:name="P8" style:family="paragraph" style:parent-style-name="Heading_20_2">
      <style:text-properties officeooo:rsid="000adb68" officeooo:paragraph-rsid="000f7336"/>
    </style:style>
    <style:style style:name="P9" style:family="paragraph" style:parent-style-name="Heading_20_2">
      <style:text-properties officeooo:rsid="000adb68" officeooo:paragraph-rsid="000adb68"/>
    </style:style>
    <style:style style:name="P10" style:family="paragraph" style:parent-style-name="Heading_20_2">
      <style:text-properties officeooo:rsid="000ba3f2" officeooo:paragraph-rsid="000ba3f2"/>
    </style:style>
    <style:style style:name="P11" style:family="paragraph" style:parent-style-name="Heading_20_2">
      <style:text-properties officeooo:rsid="002a3900" officeooo:paragraph-rsid="002a3900"/>
    </style:style>
    <style:style style:name="P12" style:family="paragraph" style:parent-style-name="Heading_20_2">
      <style:text-properties officeooo:rsid="002b88c6" officeooo:paragraph-rsid="002b88c6"/>
    </style:style>
    <style:style style:name="P13" style:family="paragraph" style:parent-style-name="Heading_20_2">
      <style:text-properties officeooo:rsid="002fa21b" officeooo:paragraph-rsid="002fa21b"/>
    </style:style>
    <style:style style:name="P14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15" style:family="paragraph" style:parent-style-name="Heading_20_3">
      <style:text-properties officeooo:rsid="005aaa17" officeooo:paragraph-rsid="005aaa17"/>
    </style:style>
    <style:style style:name="P16" style:family="paragraph" style:parent-style-name="Heading_20_3">
      <style:text-properties officeooo:paragraph-rsid="005aaa17"/>
    </style:style>
    <style:style style:name="P17" style:family="paragraph" style:parent-style-name="Heading_20_3">
      <style:text-properties officeooo:rsid="006d7189" officeooo:paragraph-rsid="007284fc"/>
    </style:style>
    <style:style style:name="P18" style:family="paragraph" style:parent-style-name="Heading_20_3">
      <style:text-properties officeooo:paragraph-rsid="0091516d"/>
    </style:style>
    <style:style style:name="P19" style:family="paragraph" style:parent-style-name="Heading_20_3">
      <style:text-properties officeooo:paragraph-rsid="00944171"/>
    </style:style>
    <style:style style:name="P20" style:family="paragraph" style:parent-style-name="Text_20_body" style:list-style-name="L1">
      <style:text-properties officeooo:rsid="00128858" officeooo:paragraph-rsid="00128858"/>
    </style:style>
    <style:style style:name="P21" style:family="paragraph" style:parent-style-name="Text_20_body" style:list-style-name="L1">
      <style:text-properties officeooo:rsid="001e14fe" officeooo:paragraph-rsid="001e14fe"/>
    </style:style>
    <style:style style:name="P22" style:family="paragraph" style:parent-style-name="Text_20_body" style:list-style-name="L1">
      <style:text-properties officeooo:rsid="0013f12d" officeooo:paragraph-rsid="0013f12d"/>
    </style:style>
    <style:style style:name="P23" style:family="paragraph" style:parent-style-name="Text_20_body" style:list-style-name="L1">
      <style:text-properties officeooo:rsid="0016d2ef" officeooo:paragraph-rsid="0016d2ef"/>
    </style:style>
    <style:style style:name="P24" style:family="paragraph" style:parent-style-name="Text_20_body" style:list-style-name="L1">
      <style:text-properties officeooo:rsid="00178fa5" officeooo:paragraph-rsid="00178fa5"/>
    </style:style>
    <style:style style:name="P25" style:family="paragraph" style:parent-style-name="Text_20_body" style:list-style-name="L1">
      <style:text-properties officeooo:rsid="00198c34" officeooo:paragraph-rsid="00198c34"/>
    </style:style>
    <style:style style:name="P26" style:family="paragraph" style:parent-style-name="Text_20_body" style:list-style-name="L1">
      <style:text-properties officeooo:rsid="0019d5f8" officeooo:paragraph-rsid="0019d5f8"/>
    </style:style>
    <style:style style:name="P27" style:family="paragraph" style:parent-style-name="Text_20_body" style:list-style-name="L2">
      <style:text-properties officeooo:rsid="001aafb2" officeooo:paragraph-rsid="001aafb2"/>
    </style:style>
    <style:style style:name="P28" style:family="paragraph" style:parent-style-name="Text_20_body" style:list-style-name="L2">
      <style:text-properties officeooo:rsid="001bf2ce" officeooo:paragraph-rsid="001bf2ce"/>
    </style:style>
    <style:style style:name="P29" style:family="paragraph" style:parent-style-name="Text_20_body" style:list-style-name="L3">
      <style:text-properties officeooo:rsid="001d4cde" officeooo:paragraph-rsid="001d4cde"/>
    </style:style>
    <style:style style:name="P30" style:family="paragraph" style:parent-style-name="Text_20_body" style:list-style-name="L3">
      <style:text-properties officeooo:rsid="001d842f" officeooo:paragraph-rsid="001d842f"/>
    </style:style>
    <style:style style:name="P31" style:family="paragraph" style:parent-style-name="Text_20_body">
      <style:text-properties officeooo:rsid="0024bc67" officeooo:paragraph-rsid="0024bc67"/>
    </style:style>
    <style:style style:name="P32" style:family="paragraph" style:parent-style-name="Text_20_body" style:list-style-name="L2">
      <style:text-properties officeooo:rsid="0024f5e2" officeooo:paragraph-rsid="0024f5e2"/>
    </style:style>
    <style:style style:name="P33" style:family="paragraph" style:parent-style-name="Text_20_body">
      <style:text-properties officeooo:rsid="002a3900" officeooo:paragraph-rsid="002a3900"/>
    </style:style>
    <style:style style:name="P34" style:family="paragraph" style:parent-style-name="Text_20_body">
      <style:text-properties officeooo:rsid="002b88c6" officeooo:paragraph-rsid="002b88c6"/>
    </style:style>
    <style:style style:name="P35" style:family="paragraph" style:parent-style-name="Text_20_body" style:list-style-name="L4">
      <style:text-properties officeooo:paragraph-rsid="00353302"/>
    </style:style>
    <style:style style:name="P36" style:family="paragraph" style:parent-style-name="Text_20_body" style:list-style-name="L4">
      <style:text-properties officeooo:rsid="003128de" officeooo:paragraph-rsid="003128de"/>
    </style:style>
    <style:style style:name="P37" style:family="paragraph" style:parent-style-name="Text_20_body" style:list-style-name="L4">
      <style:text-properties officeooo:rsid="00338927" officeooo:paragraph-rsid="00353302"/>
    </style:style>
    <style:style style:name="P38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2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3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6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7" style:family="paragraph" style:parent-style-name="Text_20_body" style:list-style-name="L14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48" style:family="paragraph" style:parent-style-name="Text_20_body" style:list-style-name="L14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font-name="Liberation Sans1" fo:font-size="12pt" fo:font-weight="normal" officeooo:paragraph-rsid="0008f42e" style:font-size-asian="12pt" style:font-weight-asian="normal" style:font-size-complex="12pt" style:font-weight-complex="normal"/>
    </style:style>
    <style:style style:name="P50" style:family="paragraph" style:parent-style-name="Text_20_body" style:list-style-name="L14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Liberation Sans1" fo:font-size="12pt" fo:font-style="normal" fo:font-weight="normal" officeooo:rsid="003a3c65" officeooo:paragraph-rsid="003a3c6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 style:list-style-name="L14">
      <style:text-properties officeooo:rsid="006f9a5a" officeooo:paragraph-rsid="006f9a5a"/>
    </style:style>
    <style:style style:name="P53" style:family="paragraph" style:parent-style-name="Text_20_body" style:list-style-name="L14">
      <style:text-properties officeooo:rsid="006f9a5a" officeooo:paragraph-rsid="007284fc"/>
    </style:style>
    <style:style style:name="P54" style:family="paragraph" style:parent-style-name="Text_20_body" style:list-style-name="L14">
      <style:text-properties officeooo:rsid="006f9a5a" officeooo:paragraph-rsid="007e96c5"/>
    </style:style>
    <style:style style:name="P55" style:family="paragraph" style:parent-style-name="Text_20_body" style:list-style-name="L14">
      <style:text-properties officeooo:rsid="006f9a5a" officeooo:paragraph-rsid="00944171"/>
    </style:style>
    <style:style style:name="P56" style:family="paragraph" style:parent-style-name="Text_20_body" style:list-style-name="L14">
      <style:text-properties officeooo:rsid="006f9a5a" officeooo:paragraph-rsid="0099dbe0"/>
    </style:style>
    <style:style style:name="P57" style:family="paragraph" style:parent-style-name="Text_20_body" style:list-style-name="L15">
      <style:text-properties officeooo:rsid="006f9a5a" officeooo:paragraph-rsid="008ac67e"/>
    </style:style>
    <style:style style:name="P58" style:family="paragraph" style:parent-style-name="Text_20_body" style:list-style-name="L14">
      <style:text-properties officeooo:paragraph-rsid="007284fc"/>
    </style:style>
    <style:style style:name="P59" style:family="paragraph" style:parent-style-name="Text_20_body" style:list-style-name="L14">
      <style:text-properties officeooo:paragraph-rsid="00944171"/>
    </style:style>
    <style:style style:name="P60" style:family="paragraph" style:parent-style-name="Text_20_body">
      <style:text-properties officeooo:paragraph-rsid="0091516d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2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2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24" style:family="text">
      <style:text-properties style:font-name="Liberation Sans1" style:font-name-asian="Microsoft YaHei" style:font-name-complex="Arial"/>
    </style:style>
    <style:style style:name="T25" style:family="text">
      <style:text-properties style:font-name="Liberation Sans1" officeooo:rsid="005e38ba" style:font-name-asian="Microsoft YaHei" style:font-name-complex="Arial"/>
    </style:style>
    <style:style style:name="T26" style:family="text">
      <style:text-properties style:font-name="Liberation Sans1" officeooo:rsid="005fe708" style:font-name-asian="Microsoft YaHei" style:font-name-complex="Arial"/>
    </style:style>
    <style:style style:name="T27" style:family="text">
      <style:text-properties style:font-name="Liberation Sans1" officeooo:rsid="00760caf" style:font-name-asian="Microsoft YaHei" style:font-name-complex="Arial"/>
    </style:style>
    <style:style style:name="T28" style:family="text">
      <style:text-properties officeooo:rsid="0031a14c"/>
    </style:style>
    <style:style style:name="T29" style:family="text">
      <style:text-properties officeooo:rsid="00338927"/>
    </style:style>
    <style:style style:name="T30" style:family="text">
      <style:text-properties officeooo:rsid="00353302"/>
    </style:style>
    <style:style style:name="T3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d7189"/>
    </style:style>
    <style:style style:name="T36" style:family="text">
      <style:text-properties style:text-underline-style="none" officeooo:rsid="0078792c"/>
    </style:style>
    <style:style style:name="T37" style:family="text">
      <style:text-properties style:text-underline-style="none" officeooo:rsid="0079da09"/>
    </style:style>
    <style:style style:name="T38" style:family="text">
      <style:text-properties style:text-underline-style="none" officeooo:rsid="007a41ab"/>
    </style:style>
    <style:style style:name="T39" style:family="text">
      <style:text-properties style:text-underline-style="none" officeooo:rsid="007c023a"/>
    </style:style>
    <style:style style:name="T40" style:family="text">
      <style:text-properties style:text-underline-style="none" officeooo:rsid="0085bd60"/>
    </style:style>
    <style:style style:name="T41" style:family="text">
      <style:text-properties style:text-underline-style="none" officeooo:rsid="008ac67e"/>
    </style:style>
    <style:style style:name="T42" style:family="text">
      <style:text-properties style:text-underline-style="none" officeooo:rsid="0091516d"/>
    </style:style>
    <style:style style:name="T43" style:family="text">
      <style:text-properties style:text-underline-style="none" officeooo:rsid="0096adcc"/>
    </style:style>
    <style:style style:name="T44" style:family="text">
      <style:text-properties fo:font-weight="normal" officeooo:rsid="006f9a5a" style:font-weight-asian="normal" style:font-weight-complex="normal"/>
    </style:style>
    <style:style style:name="T45" style:family="text">
      <style:text-properties fo:font-weight="normal" officeooo:rsid="007a41ab" style:font-weight-asian="normal" style:font-weight-complex="normal"/>
    </style:style>
    <style:style style:name="T46" style:family="text">
      <style:text-properties fo:font-weight="normal" officeooo:rsid="007c023a" style:font-weight-asian="normal" style:font-weight-complex="normal"/>
    </style:style>
    <style:style style:name="T47" style:family="text">
      <style:text-properties officeooo:rsid="00742e10"/>
    </style:style>
    <style:style style:name="T48" style:family="text">
      <style:text-properties officeooo:rsid="0074a448"/>
    </style:style>
    <style:style style:name="T49" style:family="text">
      <style:text-properties officeooo:rsid="00760caf"/>
    </style:style>
    <style:style style:name="T50" style:family="text">
      <style:text-properties officeooo:rsid="0076e1df"/>
    </style:style>
    <style:style style:name="T51" style:family="text">
      <style:text-properties officeooo:rsid="0078792c"/>
    </style:style>
    <style:style style:name="T52" style:family="text">
      <style:text-properties officeooo:rsid="0079da09"/>
    </style:style>
    <style:style style:name="T5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4" style:family="text">
      <style:text-properties officeooo:rsid="00806d1b"/>
    </style:style>
    <style:style style:name="T55" style:family="text">
      <style:text-properties officeooo:rsid="0083f98b"/>
    </style:style>
    <style:style style:name="T56" style:family="text">
      <style:text-properties officeooo:rsid="008b6c9a"/>
    </style:style>
    <style:style style:name="T57" style:family="text">
      <style:text-properties officeooo:rsid="008c7134"/>
    </style:style>
    <style:style style:name="T58" style:family="text">
      <style:text-properties officeooo:rsid="008c82d4"/>
    </style:style>
    <style:style style:name="T59" style:family="text">
      <style:text-properties officeooo:rsid="008db324"/>
    </style:style>
    <style:style style:name="T60" style:family="text">
      <style:text-properties officeooo:rsid="0095d665"/>
    </style:style>
    <style:style style:name="T61" style:family="text">
      <style:text-properties officeooo:rsid="0096374f"/>
    </style:style>
    <style:style style:name="T62" style:family="text">
      <style:text-properties officeooo:rsid="0096adcc"/>
    </style:style>
    <style:style style:name="T63" style:family="text">
      <style:text-properties officeooo:rsid="0097a06c"/>
    </style:style>
    <style:style style:name="T64" style:family="text">
      <style:text-properties officeooo:rsid="00992ed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2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3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5"><text:a xlink:type="simple" xlink:href="#__RefHeading___Toc158_3494969953" text:style-name="Index_20_Link" text:visited-style-name="Index_20_Link">4.3 Registrierung - /F120/<text:tab/>3</text:a></text:p>
          <text:p text:style-name="P5"><text:a xlink:type="simple" xlink:href="#__RefHeading___Toc160_3494969953" text:style-name="Index_20_Link" text:visited-style-name="Index_20_Link">4.4 Anmeldung - /F130/<text:tab/>4</text:a></text:p>
          <text:p text:style-name="P5"><text:a xlink:type="simple" xlink:href="#__RefHeading___Toc172_3494969953" text:style-name="Index_20_Link" text:visited-style-name="Index_20_Link">4.5 Benutzermenü - /F140/<text:tab/>4</text:a></text:p>
          <text:p text:style-name="P5"><text:a xlink:type="simple" xlink:href="#__RefHeading___Toc174_3494969953" text:style-name="Index_20_Link" text:visited-style-name="Index_20_Link">4.6 Abmeldung - /F150/<text:tab/>4</text:a></text:p>
          <text:p text:style-name="P5"><text:a xlink:type="simple" xlink:href="#__RefHeading___Toc176_3494969953" text:style-name="Index_20_Link" text:visited-style-name="Index_20_Link">4.7 Immobilien hinzufügen - /F160/<text:tab/>4</text:a></text:p>
          <text:p text:style-name="P5"><text:a xlink:type="simple" xlink:href="#__RefHeading___Toc178_3494969953" text:style-name="Index_20_Link" text:visited-style-name="Index_20_Link">4.8 Immobilien ansehen - /F170/<text:tab/>4</text:a></text:p>
          <text:p text:style-name="P5"><text:a xlink:type="simple" xlink:href="#__RefHeading___Toc180_3494969953" text:style-name="Index_20_Link" text:visited-style-name="Index_20_Link">4.9 Immobilien entfernen - /F180/<text:tab/>4</text:a></text:p>
          <text:p text:style-name="P5"><text:a xlink:type="simple" xlink:href="#__RefHeading___Toc182_3494969953" text:style-name="Index_20_Link" text:visited-style-name="Index_20_Link">4.10 Immobilien suchen - /F190/<text:tab/>5</text:a></text:p>
          <text:p text:style-name="P3"><text:a xlink:type="simple" xlink:href="#__RefHeading___Toc622_4270830508" text:style-name="Index_20_Link" text:visited-style-name="Index_20_Link">5. Qualitätsanforderungen<text:tab/>5</text:a></text:p>
        </text:index-body>
      </text:table-of-content>
      <text:h text:style-name="P6" text:outline-level="1"><text:bookmark-start text:name="__RefHeading___Toc613_4270830508"/>1. Zielbestimmungen<text:bookmark-end text:name="__RefHeading___Toc613_4270830508"/></text:h>
      <text:h text:style-name="P8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20">Registrierung und <text:span text:style-name="T4">Anmeldung</text:span></text:p>
          <text:list>
            <text:list-item>
              <text:p text:style-name="P20">Registrierung mit Name, E-Mail und Passwort</text:p>
            </text:list-item>
            <text:list-item>
              <text:p text:style-name="P20"><text:span text:style-name="T4">Anmeldung</text:span> mit E-Mail und Passwort</text:p>
            </text:list-item>
            <text:list-item>
              <text:p text:style-name="P21">Abmeldung</text:p>
            </text:list-item>
          </text:list>
        </text:list-item>
        <text:list-item>
          <text:p text:style-name="P22">Immobilien<text:span text:style-name="T1">angebote</text:span> hochladen</text:p>
          <text:list>
            <text:list-item>
              <text:p text:style-name="P22">Speichern von Angaben zu Preis, Adresse, Räume<text:span text:style-name="T5">n</text:span> und Fläche der Immobilie</text:p>
            </text:list-item>
          </text:list>
        </text:list-item>
        <text:list-item>
          <text:p text:style-name="P23">Immobilien<text:span text:style-name="T1">angebote</text:span> löschen</text:p>
          <text:list>
            <text:list-item>
              <text:p text:style-name="P24">Entfernen von hochgeladenen Immobilien</text:p>
            </text:list-item>
            <text:list-item>
              <text:p text:style-name="P24">Nur eigene <text:span text:style-name="T2">Angebote</text:span> können entfernt werden</text:p>
            </text:list-item>
          </text:list>
        </text:list-item>
        <text:list-item>
          <text:p text:style-name="P25">Immobilien <text:span text:style-name="T2">suchen</text:span></text:p>
          <text:list>
            <text:list-item>
              <text:p text:style-name="P25">Immobilienangebote <text:span text:style-name="T2">von allen Nutzern </text:span>können <text:span text:style-name="T2">gesucht und </text:span>angeschaut werden</text:p>
            </text:list-item>
            <text:list-item>
              <text:p text:style-name="P26">Die angezeigten Angebote enthalten die E-Mail des Besitzers</text:p>
            </text:list-item>
          </text:list>
        </text:list-item>
      </text:list>
      <text:h text:style-name="P9" text:outline-level="2"><text:bookmark-start text:name="__RefHeading___Toc932_4270830508"/><text:soft-page-break/>1.2 Wunschkriterien<text:bookmark-end text:name="__RefHeading___Toc932_4270830508"/></text:h>
      <text:list xml:id="list1881046343" text:style-name="L2">
        <text:list-item>
          <text:p text:style-name="P27">Eigene Angebote ansehen</text:p>
        </text:list-item>
        <text:list-item>
          <text:p text:style-name="P27">Validierung der Eingaben </text:p>
        </text:list-item>
        <text:list-item>
          <text:p text:style-name="P27">Dauerhaftes Speichern der veröffentlichten Immobilienangebote <text:span text:style-name="T3">in einer externen Datenbank</text:span></text:p>
        </text:list-item>
        <text:list-item>
          <text:p text:style-name="P28">Chatfunktion mit anderen Nutzern</text:p>
        </text:list-item>
        <text:list-item>
          <text:p text:style-name="P32">Verschlüsseln des Passworts</text:p>
        </text:list-item>
      </text:list>
      <text:p text:style-name="P1"/>
      <text:h text:style-name="P10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9">Keine grafische Benutzeroberfläche</text:p>
        </text:list-item>
        <text:list-item>
          <text:p text:style-name="P30">Keine Schnittstellen zu anderen Produkten</text:p>
        </text:list-item>
      </text:list>
      <text:h text:style-name="P6" text:outline-level="1"><text:bookmark-start text:name="__RefHeading___Toc615_4270830508"/>2. Produkteinsatz<text:bookmark-end text:name="__RefHeading___Toc615_4270830508"/></text:h>
      <text:p text:style-name="P31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1" text:outline-level="2"><text:bookmark-start text:name="__RefHeading___Toc136_3494969953"/>2.1 Anwendungsbereiche<text:bookmark-end text:name="__RefHeading___Toc136_3494969953"/></text:h>
      <text:p text:style-name="P33">Der Anwendungsbereich umfasst sämtlich Immobilienbesitzende und Immobiliensuchende, <text:s/>die Immobilen verkaufen oder kaufen wollen und nach Möglichkeiten suchen, um Anzeigen zu suchen oder zu veröffentlichen.</text:p>
      <text:h text:style-name="P12" text:outline-level="2"><text:bookmark-start text:name="__RefHeading___Toc139_3494969953"/>2.<text:span text:style-name="T9">2</text:span> Zielgruppen<text:bookmark-end text:name="__RefHeading___Toc139_3494969953"/></text:h>
      <text:p text:style-name="P34">Immobiliensuchende und Immobilienbesitzer ohne technischen Vorkenntnissen.</text:p>
      <text:h text:style-name="P13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6">Client und Server benötigen <text:span text:style-name="T28">internetfähigen Computer mit</text:span> BlueJ</text:p>
        </text:list-item>
        <text:list-item>
          <text:p text:style-name="P37">Beim Computer des Servers muss Port 110 unbelegt und frei zugänglich sein</text:p>
        </text:list-item>
        <text:list-item>
          <text:p text:style-name="P35"><text:span text:style-name="T30">Betriebsdauer für Client und Server bis zu 24 Stunden täglich</text:span><text:span text:style-name="T29"> </text:span></text:p>
        </text:list-item>
      </text:list>
      <text:h text:style-name="P7" text:outline-level="1"><text:bookmark-start text:name="__RefHeading___Toc618_4270830508"/><text:span text:style-name="T6">3. Produktübersicht</text:span><text:bookmark-end text:name="__RefHeading___Toc618_4270830508"/></text:h>
      <text:h text:style-name="P6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52">Akteure: Nutzer</text:p>
        </text:list-item>
        <text:list-item>
          <text:p text:style-name="P52">Beschreibung:</text:p>
        </text:list-item>
        <text:list-item>
          <text:p text:style-name="P52"><text:soft-page-break/>Vorbedingungen:</text:p>
        </text:list-item>
        <text:list-item>
          <text:p text:style-name="P52">Nachbedingungen Erfolg:</text:p>
        </text:list-item>
        <text:list-item>
          <text:p text:style-name="P52">Nachbedingungen Fehlgeschlagen: </text:p>
        </text:list-item>
        <text:list-item>
          <text:p text:style-name="P52">Alternativen: </text:p>
        </text:list-item>
      </text:list>
      <text:h text:style-name="P16" text:outline-level="3"><text:bookmark-start text:name="__RefHeading___Toc149_3494969953"/><text:span text:style-name="T31">4.1 </text:span><text:span text:style-name="T32">Hauptmenü - /</text:span><text:span text:style-name="T33">F100/</text:span><text:bookmark-end text:name="__RefHeading___Toc149_3494969953"/></text:h>
      <text:list xml:id="list2753151618" text:style-name="L5">
        <text:list-item>
          <text:p text:style-name="P39"><text:span text:style-name="T11">A</text:span><text:span text:style-name="T10">kteure: Nutzer</text:span></text:p>
        </text:list-item>
        <text:list-item>
          <text:p text:style-name="P39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.</text:span></text:p>
        </text:list-item>
        <text:list-item>
          <text:p text:style-name="P38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40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1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3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5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6"><text:span text:style-name="T25">A</text:span><text:span text:style-name="T24">kteure: Nutzer</text:span></text:p>
        </text:list-item>
        <text:list-item>
          <text:p text:style-name="P46"><text:span text:style-name="T24">Beschreibung: Das Programm wird beendet </text:span><text:span text:style-name="T26">und die Verbindung zum Server getrennt</text:span></text:p>
        </text:list-item>
        <text:list-item>
          <text:p text:style-name="P46"><text:span text:style-name="T24">Vorbedingungen: Nutzer </text:span><text:span text:style-name="T27">hat Beenden ausgewählt</text:span><text:span text:style-name="T24"> und ist mit dem Server verbunden </text:span></text:p>
        </text:list-item>
        <text:list-item>
          <text:p text:style-name="P42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4"><text:span text:style-name="T19">N</text:span><text:span text:style-name="T17">achbedingungen Fehlgeschlagen: Keine</text:span></text:p>
        </text:list-item>
        <text:list-item>
          <text:p text:style-name="P45"><text:span text:style-name="T17">Alternativen: Situationsabhängig, da Programm zu jedem Zeitpunkt beendet werden kann</text:span></text:p>
        </text:list-item>
      </text:list>
      <text:h text:style-name="P17" text:outline-level="3"><text:bookmark-start text:name="__RefHeading___Toc158_3494969953"/>4.3 Registrierung - /F120/<text:bookmark-end text:name="__RefHeading___Toc158_3494969953"/></text:h>
      <text:list xml:id="list165125818358682" text:continue-list="list2763865171" text:style-name="L14">
        <text:list-item>
          <text:p text:style-name="P53">Akteure: Nutzer</text:p>
        </text:list-item>
        <text:list-item>
          <text:p text:style-name="P53">Beschreibung: <text:span text:style-name="T47">Ein neuer Account für den Nutzer wird erstellt, dabei wird dieser aufgefordert, seinen Namen, seine E-Mail und sein zukünftiges Passwort einzugeben. </text:span><text:span text:style-name="T48">Die eingegebenen Informationen werden validiert und das Passwort wird verschlüsselt.</text:span></text:p>
        </text:list-item>
        <text:list-item>
          <text:p text:style-name="P53">Vorbedingungen: <text:span text:style-name="T49">Nutzer hat im Hauptmenü Registrierung ausgewählt </text:span><text:span text:style-name="T50">und ist mit dem Server verbunden</text:span></text:p>
        </text:list-item>
        <text:list-item>
          <text:p text:style-name="P53">Nachbedingungen Erfolg: <text:span text:style-name="T51">Ein neues Benutzerkonto mit den angegebenen Informationen wird erstellt</text:span></text:p>
        </text:list-item>
        <text:list-item>
          <text:p text:style-name="P53"><text:soft-page-break/>Nachbedingungen Fehlgeschlagen: <text:span text:style-name="T51">Der Nutzer wird erneut zur Eingabe der </text:span><text:span text:style-name="T52">erforderten </text:span><text:span text:style-name="T51">Informationen aufgefordert</text:span></text:p>
        </text:list-item>
        <text:list-item>
          <text:p text:style-name="P58"><text:span text:style-name="T44">Alternativen: </text:span><text:span text:style-name="T45">Anmeldung - /</text:span><text:span text:style-name="T46">F130/</text:span><text:span text:style-name="T45">, Beenden - /F110/</text:span></text:p>
        </text:list-item>
      </text:list>
      <text:h text:style-name="P14" text:outline-level="3"><text:bookmark-start text:name="__RefHeading___Toc160_3494969953"/>4.<text:span text:style-name="T22">4</text:span> <text:span text:style-name="T22">Anmeldung</text:span> - /F1<text:span text:style-name="T22">3</text:span>0/<text:bookmark-end text:name="__RefHeading___Toc160_3494969953"/></text:h>
      <text:list xml:id="list165125512910050" text:continue-numbering="true" text:style-name="L14">
        <text:list-item>
          <text:p text:style-name="P54">Akteure: Nutzer</text:p>
        </text:list-item>
        <text:list-item>
          <text:p text:style-name="P54">Beschreibung: <text:span text:style-name="T54">Der Nutzer gibt seine E-Mail und sein Passwort ein. Die Eingaben werden validiert.</text:span></text:p>
        </text:list-item>
        <text:list-item>
          <text:p text:style-name="P48">Vorbedingungen: <text:span text:style-name="T49">Nutzer hat im Hauptmenü </text:span><text:span text:style-name="T55">Anmeldung</text:span><text:span text:style-name="T49"> ausgewählt </text:span><text:span text:style-name="T50">und ist mit dem Server verbunden</text:span></text:p>
        </text:list-item>
        <text:list-item>
          <text:p text:style-name="P47">Nachbedingungen Erfolg: <text:span text:style-name="T55">Nutzer wird in das Benutzermenü weitergeleitet</text:span></text:p>
        </text:list-item>
        <text:list-item>
          <text:p text:style-name="P48"><text:span text:style-name="T35">Nachbedingungen Fehlgeschlagen: </text:span><text:span text:style-name="T36">Der Nutzer wird erneut zur Eingabe der </text:span><text:span text:style-name="T37">erforderten </text:span><text:span text:style-name="T36">Informationen aufgefordert</text:span></text:p>
        </text:list-item>
        <text:list-item>
          <text:p text:style-name="P50"><text:span text:style-name="T35">A</text:span><text:span text:style-name="T34">lternativen: </text:span><text:span text:style-name="T40">Registrierung</text:span><text:span text:style-name="T38"> - /</text:span><text:span text:style-name="T39">F1</text:span><text:span text:style-name="T40">2</text:span><text:span text:style-name="T39">0/</text:span><text:span text:style-name="T38">, Beenden - /F110/</text:span></text:p>
        </text:list-item>
      </text:list>
      <text:h text:style-name="Heading_20_3" text:outline-level="3"><text:bookmark-start text:name="__RefHeading___Toc172_3494969953"/><text:span text:style-name="T38">4.</text:span><text:span text:style-name="T23">5</text:span><text:span text:style-name="T38"> </text:span><text:span text:style-name="T23">Benutzermenü</text:span><text:span text:style-name="T38"> - /F1</text:span><text:span text:style-name="T23">4</text:span><text:span text:style-name="T38">0/</text:span><text:bookmark-end text:name="__RefHeading___Toc172_3494969953"/></text:h>
      <text:list xml:id="list1951981593" text:style-name="L15">
        <text:list-item>
          <text:p text:style-name="P57">Akteure: Nutzer</text:p>
        </text:list-item>
        <text:list-item>
          <text:p text:style-name="P57">Beschreibung: <text:span text:style-name="T56">Das Benutzermenü wird angezeigt und der Nutzer hat die Möglichkeit, Immobilienangebote zu veröffentlichen, löschen, suchen oder anzuschauen. </text:span><text:span text:style-name="T57">Außerdem kann er sich abmelden.</text:span></text:p>
        </text:list-item>
        <text:list-item>
          <text:p text:style-name="P57">Vorbedingungen: <text:span text:style-name="T56">Der Nutzer ist mit dem Server verbunden und angemeldet</text:span></text:p>
        </text:list-item>
        <text:list-item>
          <text:p text:style-name="P57">Nachbedingungen Erfolg: <text:span text:style-name="T58">Der Nutzer wird zur ausgewählten Option weitergeleitet.</text:span></text:p>
        </text:list-item>
        <text:list-item>
          <text:p text:style-name="P57">Nachbedingungen Fehlgeschlagen: <text:span text:style-name="T59">Das Benutzermenü wird erneut angezeigt und der Benutzer muss erneut eine Option wählen</text:span></text:p>
        </text:list-item>
        <text:list-item>
          <text:p text:style-name="P57"><text:span text:style-name="T38">Alternativen: </text:span><text:span text:style-name="T41">Keine</text:span></text:p>
        </text:list-item>
      </text:list>
      <text:h text:style-name="P19" text:outline-level="3"><text:bookmark-start text:name="__RefHeading___Toc174_3494969953"/><text:span text:style-name="T38">4.</text:span><text:span text:style-name="T21">6</text:span><text:span text:style-name="T38"> </text:span><text:span text:style-name="T21">Abmeldung</text:span><text:span text:style-name="T38"> - /F1</text:span><text:span text:style-name="T21">5</text:span><text:span text:style-name="T38">0/</text:span><text:bookmark-end text:name="__RefHeading___Toc174_3494969953"/></text:h>
      <text:list xml:id="list165124872255491" text:continue-list="list165125512910050" text:style-name="L14">
        <text:list-item>
          <text:p text:style-name="P55">Akteure: Nutzer</text:p>
        </text:list-item>
        <text:list-item>
          <text:p text:style-name="P56">Beschreibung: <text:span text:style-name="T60">Der Nutzer wird aus seinem Account abgemeldet und in das Hauptmenü </text:span><text:span text:style-name="T62">– /</text:span><text:span text:style-name="T64">F100/ </text:span><text:span text:style-name="T60">weitergeleitet.</text:span></text:p>
        </text:list-item>
        <text:list-item>
          <text:p text:style-name="P55">Vorbedingungen: <text:span text:style-name="T61">Der Nutzer hat im Benutzermenü – /</text:span><text:span text:style-name="T63">F140/ </text:span><text:span text:style-name="T61">Abmeldung gewählt und ist mit dem Server verbunden</text:span></text:p>
        </text:list-item>
        <text:list-item>
          <text:p text:style-name="P55">Nachbedingungen Erfolg: <text:span text:style-name="T62">Der Nutzer wird in das Hauptmenü – /</text:span><text:span text:style-name="T64">F100/ </text:span><text:span text:style-name="T62">weitergeleitet</text:span></text:p>
        </text:list-item>
        <text:list-item>
          <text:p text:style-name="P55">Nachbedingungen Fehlgeschlagen: <text:span text:style-name="T62">Keine</text:span></text:p>
        </text:list-item>
        <text:list-item>
          <text:p text:style-name="P59"><text:span text:style-name="T38">Alternativen: </text:span><text:span text:style-name="T43">Immobilien hinzufügen – F160/, Immobilien ansehen - /F170/, Immobilien entfernen - /F180/, Immobilien suchen - /F190/</text:span></text:p>
        </text:list-item>
      </text:list>
      <text:p text:style-name="P60"><text:span text:style-name="T38"/></text:p>
      <text:h text:style-name="P18" text:outline-level="3"><text:bookmark-start text:name="__RefHeading___Toc176_3494969953"/><text:soft-page-break/><text:span text:style-name="T38">4.</text:span><text:span text:style-name="T21">7</text:span><text:span text:style-name="T38"> </text:span><text:span text:style-name="T21">Immobilien hinzufügen</text:span><text:span text:style-name="T38"> - /F1</text:span><text:span text:style-name="T21">6</text:span><text:span text:style-name="T38">0/</text:span><text:bookmark-end text:name="__RefHeading___Toc176_3494969953"/></text:h>
      <text:p text:style-name="P60"><text:span text:style-name="T38"/></text:p>
      <text:h text:style-name="P18" text:outline-level="3"><text:bookmark-start text:name="__RefHeading___Toc178_3494969953"/><text:span text:style-name="T38">4.</text:span><text:span text:style-name="T21">8</text:span><text:span text:style-name="T38"> </text:span><text:span text:style-name="T21">Immobilien ansehen</text:span><text:span text:style-name="T38"> - /F1</text:span><text:span text:style-name="T21">7</text:span><text:span text:style-name="T38">0/</text:span><text:bookmark-end text:name="__RefHeading___Toc178_3494969953"/></text:h>
      <text:p text:style-name="P60"><text:span text:style-name="T38"/></text:p>
      <text:h text:style-name="P18" text:outline-level="3"><text:bookmark-start text:name="__RefHeading___Toc180_3494969953"/><text:span text:style-name="T38">4.</text:span><text:span text:style-name="T21">9</text:span><text:span text:style-name="T38"> </text:span><text:span text:style-name="T21">Immobilien</text:span><text:span text:style-name="T38"> </text:span><text:span text:style-name="T42">entfernen </text:span><text:span text:style-name="T38">- /F1</text:span><text:span text:style-name="T21">8</text:span><text:span text:style-name="T38">0/</text:span><text:bookmark-end text:name="__RefHeading___Toc180_3494969953"/></text:h>
      <text:p text:style-name="P60"><text:span text:style-name="T38"/></text:p>
      <text:h text:style-name="P18" text:outline-level="3"><text:bookmark-start text:name="__RefHeading___Toc182_3494969953"/><text:span text:style-name="T38">4.</text:span><text:span text:style-name="T21">10</text:span><text:span text:style-name="T38"> </text:span><text:span text:style-name="T21">Immobilien suchen</text:span><text:span text:style-name="T38"> - /F1</text:span><text:span text:style-name="T21">9</text:span><text:span text:style-name="T38">0/</text:span><text:bookmark-end text:name="__RefHeading___Toc182_3494969953"/></text:h>
      <text:p text:style-name="P60"><text:span text:style-name="T38"/></text:p>
      <text:p text:style-name="P51"/>
      <text:p text:style-name="P49"/>
      <text:h text:style-name="P6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6:51:15.734000000</dc:date>
    <meta:editing-duration>PT4H35M14S</meta:editing-duration>
    <meta:editing-cycles>124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111" meta:word-count="769" meta:character-count="5515" meta:non-whitespace-character-count="4910"/>
  </office:meta>
</office:document-meta>
</file>